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3.07mm"/>
    </style:style>
    <style:style style:name="co4" style:family="table-column">
      <style:table-column-properties fo:break-before="auto" style:column-width="5.03mm"/>
    </style:style>
    <style:style style:name="co5" style:family="table-column">
      <style:table-column-properties fo:break-before="auto" style:column-width="3.63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2.5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37" style:family="table-cell" style:parent-style-name="Default">
      <style:table-cell-properties fo:border="none"/>
      <style:text-properties fo:font-size="9pt" style:font-size-asian="9pt" style:font-size-complex="9pt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9" style:family="table-cell" style:parent-style-name="Default">
      <style:table-cell-properties fo:padding="0.71mm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Żurav Love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default-cell-style-name="ce2082"/>
        <table:table-column table:style-name="co7" table:number-columns-repeated="22" table:default-cell-style-name="ce2082"/>
        <table:table-row table:style-name="ro1">
          <table:table-cell table:style-name="ce1025" office:value-type="string" calcext:value-type="string">
            <text:p>Żurav Love</text:p>
          </table:table-cell>
          <table:table-cell table:number-columns-repeated="2"/>
          <table:table-cell table:style-name="ce1074" office:value-type="string" calcext:value-type="string">
            <text:p>tune sign : open and close the beak of a bird with your hands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+Mid Surdo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 office:value-type="string" calcext:value-type="string">
            <text:p>x</text:p>
          </table:table-cell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Default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6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number-columns-repeated="2"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 office:value-type="string" calcext:value-type="string">
            <text:p>Shaker</text:p>
          </table:table-cell>
          <table:table-cell table:style-name="ce1071"/>
          <table:table-cell table:style-name="ce1052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7">
          <table:table-cell table:style-name="ce1550" office:value-type="string" calcext:value-type="string">
            <text:p>Call Break</text:p>
          </table:table-cell>
          <table:table-cell table:style-name="ce1071" office:value-type="string" calcext:value-type="string">
            <text:p>1–3</text:p>
          </table:table-cell>
          <table:table-cell table:style-name="ce1572"/>
          <table:table-cell table:style-name="ce1624" office:value-type="string" calcext:value-type="string">
            <text:p>fl</text:p>
          </table:table-cell>
          <table:table-cell table:style-name="ce1686"/>
          <table:table-cell table:style-name="ce1686" office:value-type="string" calcext:value-type="string">
            <text:p>hd</text:p>
          </table:table-cell>
          <table:table-cell table:style-name="ce1730" office:value-type="string" calcext:value-type="string">
            <text:p>ri</text:p>
          </table:table-cell>
          <table:table-cell table:style-name="ce1686"/>
          <table:table-cell table:style-name="ce1686" office:value-type="string" calcext:value-type="string">
            <text:p>hd</text:p>
          </table:table-cell>
          <table:table-cell table:style-name="ce1686" office:value-type="string" calcext:value-type="string">
            <text:p>ri</text:p>
          </table:table-cell>
          <table:table-cell table:style-name="ce1730"/>
          <table:table-cell table:style-name="ce1686" office:value-type="string" calcext:value-type="string">
            <text:p>S</text:p>
          </table:table-cell>
          <table:table-cell table:style-name="ce1686" table:number-columns-repeated="2"/>
          <table:table-cell table:style-name="ce1730" office:value-type="string" calcext:value-type="string">
            <text:p>A</text:p>
          </table:table-cell>
          <table:table-cell table:style-name="ce1686" table:number-columns-repeated="2"/>
          <table:table-cell table:style-name="ce1686" office:value-type="string" calcext:value-type="string">
            <text:p>A</text:p>
          </table:table-cell>
          <table:table-cell table:style-name="ce1730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7">
          <table:table-cell table:style-name="ce1550"/>
          <table:table-cell table:style-name="ce2134" office:value-type="float" office:value="4" calcext:value-type="float">
            <text:p>4</text:p>
          </table:table-cell>
          <table:table-cell table:style-name="ce1572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31"/>
          <table:table-cell table:style-name="ce1688" table:number-columns-repeated="2"/>
          <table:table-cell table:style-name="ce1688" office:value-type="string" calcext:value-type="string">
            <text:p>E</text:p>
          </table:table-cell>
          <table:table-cell table:style-name="ce1731"/>
          <table:table-cell table:style-name="ce1688" office:value-type="string" calcext:value-type="string">
            <text:p>E</text:p>
          </table:table-cell>
          <table:table-cell table:style-name="ce1688" table:number-columns-repeated="2"/>
          <table:table-cell table:style-name="ce1731" office:value-type="string" calcext:value-type="string">
            <text:p>E</text:p>
          </table:table-cell>
          <table:table-cell table:style-name="ce1688" table:number-columns-repeated="2"/>
          <table:table-cell table:style-name="ce1688" office:value-type="string" calcext:value-type="string">
            <text:p>E</text:p>
          </table:table-cell>
          <table:table-cell table:style-name="ce1731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7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572"/>
          <table:table-cell table:style-name="ce1627" office:value-type="string" calcext:value-type="string">
            <text:p>.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26" office:value-type="string" calcext:value-type="string">
            <text:p>sn</text:p>
          </table:table-cell>
          <table:table-cell table:style-name="ce168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number-columns-repeated="3" table:style-name="ce1687" office:value-type="string" calcext:value-type="string">
            <text:p>sn</text:p>
          </table:table-cell>
          <table:table-cell table:style-name="ce1726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2085" office:value-type="string" calcext:value-type="string">
            <text:p>Kick Back 1</text:p>
          </table:table-cell>
          <table:table-cell table:style-name="ce1071"/>
          <table:table-cell table:style-name="ce2082"/>
          <table:table-cell table:style-name="ce1622"/>
          <table:table-cell table:style-name="ce1685"/>
          <table:table-cell table:number-columns-repeated="2" table:style-name="ce1685" office:value-type="string" calcext:value-type="string">
            <text:p>R</text:p>
          </table:table-cell>
          <table:table-cell table:style-name="ce1622" office:value-type="string" calcext:value-type="string">
            <text:p>R</text:p>
          </table:table-cell>
          <table:table-cell table:style-name="ce1685" table:number-columns-repeated="3"/>
          <table:table-cell table:style-name="ce1622" office:value-type="string" calcext:value-type="string">
            <text:p>R</text:p>
          </table:table-cell>
          <table:table-cell table:number-columns-repeated="2" table:style-name="ce1685" office:value-type="string" calcext:value-type="string">
            <text:p>R</text:p>
          </table:table-cell>
          <table:table-cell table:style-name="ce1685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071" table:number-columns-repeated="16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1042"/>
          <table:table-cell table:style-name="ce1530" table:number-columns-repeated="2"/>
          <table:table-cell table:style-name="ce16" table:number-columns-repeated="16"/>
          <table:table-cell table:style-name="ce1520"/>
          <table:table-cell table:style-name="ce16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2085" office:value-type="string" calcext:value-type="string">
            <text:p>Kick Back 2</text:p>
          </table:table-cell>
          <table:table-cell table:style-name="ce1071"/>
          <table:table-cell table:style-name="ce2082"/>
          <table:table-cell table:style-name="ce1624"/>
          <table:table-cell table:style-name="ce1686"/>
          <table:table-cell table:number-columns-repeated="2" table:style-name="ce1686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 table:number-columns-repeated="3"/>
          <table:table-cell table:style-name="ce1624" office:value-type="string" calcext:value-type="string">
            <text:p>R</text:p>
          </table:table-cell>
          <table:table-cell table:number-columns-repeated="2" table:style-name="ce1686" office:value-type="string" calcext:value-type="string">
            <text:p>R</text:p>
          </table:table-cell>
          <table:table-cell table:style-name="ce1686"/>
          <table:table-cell table:style-name="ce1624"/>
          <table:table-cell table:style-name="ce1686" table:number-columns-repeated="2"/>
          <table:table-cell table:style-name="ce1730"/>
          <table:table-cell table:style-name="ce1520"/>
          <table:table-cell table:style-name="ce16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627"/>
          <table:table-cell table:style-name="ce1687" table:number-columns-repeated="3"/>
          <table:table-cell table:style-name="ce1627" office:value-type="string" calcext:value-type="string">
            <text:p>A</text:p>
          </table:table-cell>
          <table:table-cell table:style-name="ce1687" table:number-columns-repeated="3"/>
          <table:table-cell table:style-name="ce1627"/>
          <table:table-cell table:style-name="ce1687" table:number-columns-repeated="3"/>
          <table:table-cell table:style-name="ce1627" office:value-type="string" calcext:value-type="string">
            <text:p>A</text:p>
          </table:table-cell>
          <table:table-cell table:style-name="ce1687" table:number-columns-repeated="2"/>
          <table:table-cell table:style-name="ce1726"/>
          <table:table-cell table:style-name="ce1520"/>
          <table:table-cell table:style-name="ce16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 table:number-rows-repeated="3">
          <table:table-cell table:style-name="ce1042"/>
          <table:table-cell table:style-name="ce1530" table:number-columns-repeated="2"/>
          <table:table-cell table:style-name="ce16" table:number-columns-repeated="16"/>
          <table:table-cell table:style-name="ce1520"/>
          <table:table-cell table:style-name="ce16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50"/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72"/>
          <table:table-cell table:style-name="ce16" table:number-columns-repeated="34"/>
          <table:table-cell table:style-name="ce1572" table:number-columns-repeated="8"/>
          <table:table-cell table:number-columns-repeated="21"/>
        </table:table-row>
        <table:table-row table:style-name="ro3" table:number-rows-repeated="3">
          <table:table-cell table:style-name="ce1572"/>
          <table:table-cell table:style-name="ce16" table:number-columns-repeated="34"/>
          <table:table-cell table:number-columns-repeated="29"/>
        </table:table-row>
        <table:table-row table:style-name="ro3" table:number-rows-repeated="2">
          <table:table-cell table:style-name="ce1572"/>
          <table:table-cell table:style-name="ce1549"/>
          <table:table-cell table:style-name="ce16" table:number-columns-repeated="33"/>
          <table:table-cell table:number-columns-repeated="29"/>
        </table:table-row>
        <table:table-row table:style-name="ro3" table:number-rows-repeated="6">
          <table:table-cell table:style-name="ce1572"/>
          <table:table-cell table:style-name="ce1549"/>
          <table:table-cell table:style-name="ce16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/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6" table:number-columns-repeated="17"/>
          <table:table-cell table:style-name="ce1572"/>
          <table:table-cell table:style-name="Default" table:number-columns-repeated="16"/>
          <table:table-cell table:number-columns-repeated="28"/>
        </table:table-row>
        <table:table-row table:style-name="ro3">
          <table:table-cell table:style-name="ce1572"/>
          <table:table-cell table:style-name="ce1549"/>
          <table:table-cell table:style-name="ce16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6" table:number-columns-repeated="13"/>
          <table:table-cell table:style-name="ce16" table:number-columns-spanned="4" table:number-rows-spanned="1"/>
          <table:covered-table-cell table:number-columns-repeated="3" table:style-name="ce16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6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/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6" table:number-columns-repeated="3"/>
          <table:table-cell table:style-name="ce2837"/>
          <table:table-cell table:style-name="ce16" table:number-columns-repeated="13"/>
          <table:table-cell table:number-columns-repeated="45"/>
        </table:table-row>
        <table:table-row table:style-name="ro3">
          <table:table-cell table:style-name="ce1572"/>
          <table:table-cell table:style-name="ce1549"/>
          <table:table-cell table:style-name="ce16"/>
          <table:table-cell table:style-name="ce2836" table:number-columns-repeated="16"/>
          <table:table-cell table:number-columns-repeated="45"/>
        </table:table-row>
        <table:table-row table:style-name="ro3" table:number-rows-repeated="13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33">
          <table:table-cell table:number-columns-repeated="64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9:18.188566491</dc:date>
    <meta:print-date>2011-06-12T10:16:13</meta:print-date>
    <meta:editing-cycles>321</meta:editing-cycles>
    <meta:editing-duration>P14DT9H48M55S</meta:editing-duration>
    <meta:generator>LibreOffice/6.2.5.2$MacOSX_X86_64 LibreOffice_project/1ec314fa52f458adc18c4f025c545a4e8b22c159</meta:generator>
    <meta:document-statistic meta:table-count="1" meta:cell-count="150" meta:object-count="0"/>
  </office:meta>
</office:document-meta>
</file>